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Bad" style:data-style-name="N11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64l</text:p>
          </table:table-cell>
          <table:table-cell office:value-type="float" office:value="1" calcext:value-type="float">
            <text:p>1</text:p>
          </table:table-cell>
          <table:table-cell table:style-name="ce1" table:formula="of:=[.B847]/846" office:value-type="percentage" office:value="0.0271867612293144" calcext:value-type="percentage">
            <text:p>2.72%</text:p>
          </table:table-cell>
        </table:table-row>
        <table:table-row table:style-name="ro1">
          <table:table-cell office:value-type="string" calcext:value-type="string">
            <text:p>ab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o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os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ned_al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time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n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i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an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an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2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a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_quick_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br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i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di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err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_adj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_getcpuclock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_get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_get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_nano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_set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ie_close_function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ie_read_function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ie_seek_function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ie_write_function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_file_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sig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pysig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si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erm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ime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e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nd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a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sersh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nd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f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f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da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v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0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2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cit_b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m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m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m1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ces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cat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h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h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hmod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h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hown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ta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f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or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ec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l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lush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etc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et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etpos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ets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no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ck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a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a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em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i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o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o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en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encook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th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tc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ts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ad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open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ca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e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eko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t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tpos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at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at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atat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ello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run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runcat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rylock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lock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im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i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ime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ite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char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c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urrent_dir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c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del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domain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dtable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e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entr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eu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hos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hos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i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load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lo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login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o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age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res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resu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subo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imeof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u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usersh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time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o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l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lnum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lpha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sc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b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blank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cnt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cntrl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c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ig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igit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a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aph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n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n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wer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na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na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print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pu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punct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pace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pper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xdig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xdigit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and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h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h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ong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am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ammaf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am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ammal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amma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d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rin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roun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rou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time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f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1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10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1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1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1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2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nd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in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oun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ou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eek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at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i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v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stow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to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c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fd_cre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p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r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t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fi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fif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nod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ost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ostemp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oste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ostemps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st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stemp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ste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stemps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ock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ock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ap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and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e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lock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_to_handle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by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by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byin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aft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afte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tow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towa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towa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and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t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_by_handle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_memst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x_fadv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x_fadvis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x_fallo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x_fallocat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x_madv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x_memal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x_ope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ad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des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getdetach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getguard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getinherits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getsched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getsched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getsc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gets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getstack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setdetach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setguard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setinherits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setsched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setsched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setsc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sets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attr_setstack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barrierattr_des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barrierattr_getpsha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barrierattr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barrierattr_setpsha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barrier_des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barrier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barrier_wa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attr_des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attr_getc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attr_getpsha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attr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attr_setc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attr_setpsha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_broadc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_des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_sig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_timedwa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ond_wa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cre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det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eq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getaffinity_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getattr_default_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getattr_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getconcur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getcpuclock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getname_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getsched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getspecif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j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key_cre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key_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des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getpriocei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get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getpsha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getrob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get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setpriocei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set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setpsha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setrob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attr_set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_consis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_des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_getpriocei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_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_setpriocei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_timed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_try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mutex_un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o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attr_des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attr_getpsha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attr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attr_setpsha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_des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_rd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_timedrd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_timedwr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_tryrd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_trywr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_un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rwlock_wr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etaffinity_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etattr_default_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etcancel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etcancel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etconcur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etname_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etsched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etschedp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etspecif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pin_des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pin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pin_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pin_try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spin_un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test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timedjoin_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hread_tryjoin_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name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char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c_un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rit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ort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_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lin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locar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aind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ainde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ap_file_p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qu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q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w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b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bl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bl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b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b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getaffi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ge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get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get_priority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get_priority_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getschedu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rr_get_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setaffi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set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setschedu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y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_get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b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b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domain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e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eu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os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i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lineb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p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p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e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es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esu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eu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meof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sersh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vb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_un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n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o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nd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n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ca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ize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p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pn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ase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asecmp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ase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hrn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o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oll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s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d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rror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rror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f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ftime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l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l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ncase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ncasecmp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n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n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n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nd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n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pb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p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r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s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sig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s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d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f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k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ld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to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vers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xf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xfrm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lin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_file_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etp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etp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m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m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_cre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_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_getover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_get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_set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pec_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fil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sc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ower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pper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name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l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d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n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t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h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men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ca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an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pl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ca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prin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ca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to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o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f</text:p>
          </table:table-cell>
          <table:table-cell table:number-columns-repeated="2"/>
        </table:table-row>
        <table:table-row table:style-name="ro1">
          <table:table-cell/>
          <table:table-cell table:formula="of:=SUM([.B1:.B846])" office:value-type="float" office:value="23" calcext:value-type="float">
            <text:p>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5:59:39.057178929</meta:creation-date>
    <dc:date>2025-02-13T17:44:37.175477589</dc:date>
    <meta:editing-duration>PT1H13M35S</meta:editing-duration>
    <meta:editing-cycles>12</meta:editing-cycles>
    <meta:generator>LibreOffice/7.3.7.2$Linux_X86_64 LibreOffice_project/30$Build-2</meta:generator>
    <meta:document-statistic meta:table-count="1" meta:cell-count="871" meta:object-count="0"/>
  </office:meta>
</office:document-meta>
</file>